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"Ah, that definitely looks like a Gashkull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"Perfect. Get ready to engag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"We'll be taking that tusk of yours, I'm afrai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2T19:23:05+01:00</meta:creation-date>
    <dc:date>2020-01-02T19:23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